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/menu/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/menu/Noter-Music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/atr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/Make-File-List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22" office:value-type="string" calcext:value-type="string">
            <text:p>PATH</text:p>
          </table:table-cell>
          <table:table-cell table:style-name="ce22" office:value-type="string" calcext:value-type="string">
            <text:p>LOAD</text:p>
          </table:table-cell>
          <table:table-cell table:style-name="ce22" office:value-type="string" calcext:value-type="string">
            <text:p>RESET</text:p>
          </table:table-cell>
          <table:table-cell table:style-name="ce22" office:value-type="string" calcext:value-type="string">
            <text:p>EXIT KEYS</text:p>
          </table:table-cell>
          <table:table-cell table:style-name="ce22" office:value-type="string" calcext:value-type="string">
            <text:p>Text</text:p>
          </table:table-cell>
          <table:table-cell table:style-name="ce22" office:value-type="string" calcext:value-type="string">
            <text:p>Sound</text:p>
          </table:table-cell>
          <table:table-cell table:style-name="ce22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8" table:formula="of:=MID([.A2];1;FIND(&quot;:&quot;;[.A2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20"/>
          <table:table-cell table:number-columns-repeated="1014"/>
        </table:table-row>
        <table:table-row table:style-name="ro1">
          <table:table-cell table:style-name="ce21" office:value-type="string" calcext:value-type="string">
            <text:p>BONUS:SV23WELO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ATASCII:BRITISHC</text:p>
          </table:table-cell>
          <table:table-cell table:style-name="ce8" office:value-type="string" calcext:value-type="string">
            <text:p>OK</text:p>
          </table:table-cell>
          <table:table-cell table:style-name="ce11" office:value-type="string" calcext:value-type="string">
            <text:p>WARM (OK)</text:p>
          </table:table-cell>
          <table:table-cell table:style-name="ce11" office:value-type="string" calcext:value-type="string">
            <text:p>ESC, LEFT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8" table:formula="of:=MID([.A4];1;FIND(&quot;:&quot;;[.A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AVENU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5];1;FIND(&quot;:&quot;;[.A5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ATASCII:CAVEQS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6];1;FIND(&quot;:&quot;;[.A6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ATASCII:CAVETD</text:p>
          </table:table-cell>
          <table:table-cell table:style-name="ce8"/>
          <table:table-cell table:style-name="ce11" table:number-columns-repeated="4"/>
          <table:table-cell table:style-name="ce8" table:formula="of:=MID([.A7];1;FIND(&quot;:&quot;;[.A7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NSPECT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8];1;FIND(&quot;:&quot;;[.A8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YES</text:p>
          </table:table-cell>
          <table:table-cell table:style-name="ce20" table:number-columns-repeated="1016"/>
        </table:table-row>
        <table:table-row table:style-name="ro1">
          <table:table-cell table:style-name="ce21" office:value-type="string" calcext:value-type="string">
            <text:p>DEMO:DANCENOW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9];1;FIND(&quot;:&quot;;[.A9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PARTTI23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0];1;FIND(&quot;:&quot;;[.A10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ZELAX30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1];1;FIND(&quot;:&quot;;[.A11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MYJEWELS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2];1;FIND(&quot;:&quot;;[.A12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PLANET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3];1;FIND(&quot;:&quot;;[.A13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PLANETAU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4];1;FIND(&quot;:&quot;;[.A1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MORSE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5];1;FIND(&quot;:&quot;;[.A15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BKLAGOON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6];1;FIND(&quot;:&quot;;[.A16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CYBORGOP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7];1;FIND(&quot;:&quot;;[.A1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IFTOFF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8];1;FIND(&quot;:&quot;;[.A1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HADE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19];1;FIND(&quot;:&quot;;[.A1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16K:BABYJAG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20];1;FIND(&quot;:&quot;;[.A20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16K:GALAXY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21];1;FIND(&quot;:&quot;;[.A21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16K:OFFSHOOT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22];1;FIND(&quot;:&quot;;[.A22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16K:WINTERBY</text:p>
          </table:table-cell>
          <table:table-cell table:style-name="ce8"/>
          <table:table-cell table:style-name="ce11" table:number-columns-repeated="4"/>
          <table:table-cell table:style-name="ce8" table:formula="of:=MID([.A23];1;FIND(&quot;:&quot;;[.A23];4)-1)" office:value-type="string" office:string-value="INTRO16K" calcext:value-type="string">
            <text:p>INTRO16K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RETURNBS</text:p>
          </table:table-cell>
          <table:table-cell table:style-name="ce8"/>
          <table:table-cell table:style-name="ce11" table:number-columns-repeated="4"/>
          <table:table-cell table:style-name="ce8" table:formula="of:=MID([.A24];1;FIND(&quot;:&quot;;[.A24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SILLYBEE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25];1;FIND(&quot;:&quot;;[.A25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SW256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26];1;FIND(&quot;:&quot;;[.A26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INTRO256:ZELAX30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27];1;FIND(&quot;:&quot;;[.A27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MSX:CHICKENL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28];1;FIND(&quot;:&quot;;[.A2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KAMINRO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29];1;FIND(&quot;:&quot;;[.A29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URTIMATI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30];1;FIND(&quot;:&quot;;[.A30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01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31];1;FIND(&quot;:&quot;;[.A31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02</text:p>
          </table:table-cell>
          <table:table-cell table:style-name="ce8"/>
          <table:table-cell table:style-name="ce11" table:number-columns-repeated="3"/>
          <table:table-cell table:style-name="ce8"/>
          <table:table-cell table:style-name="ce8" table:formula="of:=MID([.A32];1;FIND(&quot;:&quot;;[.A32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03</text:p>
          </table:table-cell>
          <table:table-cell table:style-name="ce8"/>
          <table:table-cell table:style-name="ce11" table:number-columns-repeated="4"/>
          <table:table-cell table:style-name="ce8" table:formula="of:=MID([.A33];1;FIND(&quot;:&quot;;[.A33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04</text:p>
          </table:table-cell>
          <table:table-cell table:style-name="ce8"/>
          <table:table-cell table:style-name="ce11" table:number-columns-repeated="4"/>
          <table:table-cell table:style-name="ce8" table:formula="of:=MID([.A34];1;FIND(&quot;:&quot;;[.A34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05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35];1;FIND(&quot;:&quot;;[.A35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06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36];1;FIND(&quot;:&quot;;[.A36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07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37];1;FIND(&quot;:&quot;;[.A37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08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5"/>
          <table:table-cell table:number-columns-repeated="1014"/>
        </table:table-row>
        <table:table-row table:style-name="ro1">
          <table:table-cell table:style-name="ce21" office:value-type="string" calcext:value-type="string">
            <text:p>WILD:SAPR09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39];1;FIND(&quot;:&quot;;[.A39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10</text:p>
          </table:table-cell>
          <table:table-cell table:style-name="ce15"/>
          <table:table-cell table:style-name="ce29" table:number-columns-repeated="4"/>
          <table:table-cell table:style-name="ce8" table:formula="of:=MID([.A40];1;FIND(&quot;:&quot;;[.A40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11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1];1;FIND(&quot;:&quot;;[.A41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12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2];1;FIND(&quot;:&quot;;[.A42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13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3];1;FIND(&quot;:&quot;;[.A43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14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4];1;FIND(&quot;:&quot;;[.A44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SAPR15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5];1;FIND(&quot;:&quot;;[.A45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16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6];1;FIND(&quot;:&quot;;[.A46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 office:value-type="string" calcext:value-type="string">
            <text:p>WILD:SAPR17</text:p>
          </table:table-cell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 table:formula="of:=MID([.A47];1;FIND(&quot;:&quot;;[.A47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/>
          <table:table-cell table:style-name="ce15"/>
          <table:table-cell table:style-name="ce29" table:number-columns-repeated="4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5"/>
          <table:table-cell table:number-columns-repeated="1014"/>
        </table:table-row>
        <table:table-row table:style-name="ro1">
          <table:table-cell table:style-name="ce21"/>
          <table:table-cell table:style-name="ce15"/>
          <table:table-cell table:style-name="ce29" table:number-columns-repeated="4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5"/>
          <table:table-cell table:number-columns-repeated="1014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260" calcext:value-type="float">
            <text:p>2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" office:value-type="float" office:value="255" calcext:value-type="float">
            <text:p>255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56]/[.B55]" office:value-type="percentage" office:value="0.0192307692307693" calcext:value-type="percentage">
            <text:p>2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52" calcext:value-type="float">
            <text:p>52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53];&quot;NO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54];&quot;YES&quot;)" office:value-type="float" office:value="52" calcext:value-type="float">
            <text:p>5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61]/[.B59]" office:value-type="percentage" office:value="0" calcext:value-type="percentage">
            <text:p>0%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3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4" calcext:value-type="float">
            <text:p>4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40" calcext:value-type="float">
            <text:p>40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3"/>
      </table:named-expressions>
      <table:database-ranges>
        <table:database-range table:name="__Anonymous_Sheet_DB__1" table:target-range-address="Entries.A1:Entries.G5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5:45:39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3T15:47:47.093000000</dc:date>
    <meta:editing-cycles>761</meta:editing-cycles>
    <meta:editing-duration>P13DT9M15S</meta:editing-duration>
    <meta:generator>LibreOffice/7.1.5.2$Windows_x86 LibreOffice_project/85f04e9f809797b8199d13c421bd8a2b025d52b5</meta:generator>
    <meta:document-statistic meta:table-count="3" meta:cell-count="278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